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E0000027C3E900A85BE91E737.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5"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6"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7"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8"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9"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10"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11" style:family="paragraph" style:parent-style-name="Standard" style:list-style-name="L2">
      <style:paragraph-properties fo:text-align="justify" style:justify-single-word="false"/>
      <style:text-properties officeooo:paragraph-rsid="002527e5"/>
    </style:style>
    <style:style style:name="P12" style:family="paragraph" style:parent-style-name="Standard" style:list-style-name="L3">
      <style:paragraph-properties fo:text-align="justify" style:justify-single-word="false"/>
      <style:text-properties officeooo:paragraph-rsid="002228f9"/>
    </style:style>
    <style:style style:name="P13" style:family="paragraph" style:parent-style-name="Standard" style:list-style-name="L1">
      <style:paragraph-properties fo:text-align="justify" style:justify-single-word="false"/>
      <style:text-properties officeooo:paragraph-rsid="002527e5"/>
    </style:style>
    <style:style style:name="P14" style:family="paragraph" style:parent-style-name="Standard" style:list-style-name="L1">
      <style:paragraph-properties fo:text-align="justify" style:justify-single-word="false"/>
      <style:text-properties officeooo:paragraph-rsid="002967c8"/>
    </style:style>
    <style:style style:name="P15" style:family="paragraph" style:parent-style-name="Standard" style:list-style-name="L1">
      <style:paragraph-properties fo:text-align="justify" style:justify-single-word="false"/>
      <style:text-properties officeooo:paragraph-rsid="0035b6a3"/>
    </style:style>
    <style:style style:name="P16" style:family="paragraph" style:parent-style-name="Standard" style:list-style-name="L1">
      <style:paragraph-properties fo:text-align="justify" style:justify-single-word="false"/>
      <style:text-properties officeooo:paragraph-rsid="003cc762"/>
    </style:style>
    <style:style style:name="P17" style:family="paragraph" style:parent-style-name="Standard" style:list-style-name="L1">
      <style:paragraph-properties fo:text-align="justify" style:justify-single-word="false"/>
      <style:text-properties officeooo:paragraph-rsid="003d03ae"/>
    </style:style>
    <style:style style:name="P18" style:family="paragraph" style:parent-style-name="Standard" style:list-style-name="L1">
      <style:paragraph-properties fo:text-align="justify" style:justify-single-word="false"/>
      <style:text-properties officeooo:paragraph-rsid="003d6c1a"/>
    </style:style>
    <style:style style:name="P19" style:family="paragraph" style:parent-style-name="Standard" style:list-style-name="L1">
      <style:paragraph-properties fo:text-align="justify" style:justify-single-word="false"/>
      <style:text-properties officeooo:paragraph-rsid="003f2b44"/>
    </style:style>
    <style:style style:name="P20" style:family="paragraph" style:parent-style-name="Standard" style:list-style-name="L1">
      <style:paragraph-properties fo:text-align="justify" style:justify-single-word="false"/>
      <style:text-properties officeooo:paragraph-rsid="0047c372"/>
    </style:style>
    <style:style style:name="P21" style:family="paragraph" style:parent-style-name="Standard">
      <style:paragraph-properties fo:text-align="justify" style:justify-single-word="false"/>
      <style:text-properties officeooo:paragraph-rsid="0035b6a3"/>
    </style:style>
    <style:style style:name="P22" style:family="paragraph" style:parent-style-name="Standard" style:list-style-name="L2">
      <style:paragraph-properties fo:text-align="justify" style:justify-single-word="false"/>
      <style:text-properties style:font-name="Liberation Sans" officeooo:paragraph-rsid="002527e5"/>
    </style:style>
    <style:style style:name="P23"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24"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25"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26" style:family="paragraph" style:parent-style-name="Standard" style:list-style-name="L1">
      <style:paragraph-properties fo:text-align="justify" style:justify-single-word="false"/>
      <style:text-properties officeooo:rsid="00295794" officeooo:paragraph-rsid="002967c8"/>
    </style:style>
    <style:style style:name="P27"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T6" style:family="text">
      <style:text-properties fo:font-weight="normal" style:font-weight-asian="normal" style:font-weight-complex="normal"/>
    </style:style>
    <style:style style:name="T7" style:family="text">
      <style:text-properties fo:font-weight="normal" officeooo:rsid="001acd6d" style:font-weight-asian="normal" style:font-weight-complex="normal"/>
    </style:style>
    <style:style style:name="T8" style:family="text">
      <style:text-properties fo:font-weight="normal" officeooo:rsid="001bb977" style:font-weight-asian="normal" style:font-weight-complex="normal"/>
    </style:style>
    <style:style style:name="T9" style:family="text">
      <style:text-properties fo:font-weight="normal" officeooo:rsid="001c15a2" style:font-weight-asian="normal" style:font-weight-complex="normal"/>
    </style:style>
    <style:style style:name="T10" style:family="text">
      <style:text-properties style:text-underline-style="none" fo:font-weight="normal" officeooo:rsid="001bb977" style:font-weight-asian="normal" style:font-weight-complex="normal"/>
    </style:style>
    <style:style style:name="T11" style:family="text">
      <style:text-properties fo:font-size="15pt" style:text-underline-style="none" fo:font-weight="normal" officeooo:rsid="001dcda4" style:font-size-asian="15pt" style:font-weight-asian="normal" style:font-size-complex="15pt" style:font-weight-complex="normal"/>
    </style:style>
    <style:style style:name="T12" style:family="text">
      <style:text-properties fo:font-size="15pt" style:text-underline-style="none" fo:font-weight="normal" officeooo:rsid="001f48d3" style:font-size-asian="15pt" style:font-weight-asian="normal" style:font-size-complex="15pt" style:font-weight-complex="normal"/>
    </style:style>
    <style:style style:name="T13" style:family="text">
      <style:text-properties fo:font-size="15pt" style:text-underline-style="none" fo:font-weight="normal" officeooo:rsid="001fc9e1" style:font-size-asian="15pt" style:font-weight-asian="normal" style:font-size-complex="15pt" style:font-weight-complex="normal"/>
    </style:style>
    <style:style style:name="T14" style:family="text">
      <style:text-properties fo:font-size="15pt" style:text-underline-style="none" fo:font-weight="normal" officeooo:rsid="002527e5" style:font-size-asian="15pt" style:font-weight-asian="normal" style:font-size-complex="15pt" style:font-weight-complex="normal"/>
    </style:style>
    <style:style style:name="T15"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16"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7"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19"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officeooo:rsid="004703f1" style:font-size-asian="15pt" style:font-size-complex="15pt"/>
    </style:style>
    <style:style style:name="T56" style:family="text">
      <style:text-properties fo:font-variant="normal" fo:text-transform="none" fo:color="#333333" style:font-name="Liberation Sans" fo:font-size="15pt" fo:letter-spacing="normal" fo:font-style="normal" officeooo:rsid="00495888" style:font-size-asian="15pt" style:font-size-complex="15pt"/>
    </style:style>
    <style:style style:name="T57" style:family="text">
      <style:text-properties fo:font-variant="normal" fo:text-transform="none" fo:color="#333333" style:font-name="Liberation Sans" fo:font-size="15pt" fo:letter-spacing="normal" fo:font-style="normal" officeooo:rsid="004a22b6" style:font-size-asian="15pt" style:font-size-complex="15pt"/>
    </style:style>
    <style:style style:name="T58"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59"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60"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61"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62" style:family="text">
      <style:text-properties officeooo:rsid="002527e5"/>
    </style:style>
    <style:style style:name="T63" style:family="text">
      <style:text-properties officeooo:rsid="00325dd6"/>
    </style:style>
    <style:style style:name="T64" style:family="text">
      <style:text-properties officeooo:rsid="00340633"/>
    </style:style>
    <style:style style:name="T65" style:family="text">
      <style:text-properties officeooo:rsid="0034e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5">Express js Introduction</text:span></text:p>
      <text:p text:style-name="P3"/>
      <text:list xml:id="list3878552699" text:style-name="L1">
        <text:list-item>
          <text:p text:style-name="P5"><text:span text:style-name="T7">What is </text:span><text:span text:style-name="T8">express</text:span><text:span text:style-name="T7">.js?</text:span></text:p>
          <text:p text:style-name="P10"><text:span text:style-name="T3">→</text:span><text:span text:style-name="T4"> </text:span><text:span text:style-name="T10">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203028462444019" text:continue-numbering="true" text:style-name="L1">
        <text:list-header>
          <text:p text:style-name="P6"><text:span text:style-name="T6">Above code shows </text:span><text:span text:style-name="T9">R</text:span><text:span text:style-name="T6">aw node.js code is on the right and same operations using express.js is on left.</text:span></text:p>
          <text:p text:style-name="P7"/>
          <text:p text:style-name="P8">It has got 5 pillar topics. They are express() function, application object, request object, response object and router concept.</text:p>
        </text:list-header>
      </text:list>
      <text:p text:style-name="P2"/>
      <text:list xml:id="list3312664966" text:style-name="L2">
        <text:list-item>
          <text:p text:style-name="P9">express() funtion</text:p>
          <text:p text:style-name="P9">→ If we use the express.json() <text:span text:style-name="T62">method</text:span>, we can get the request parsed as a json and it returns an object. </text:p>
          <text:p text:style-name="P11"><text:span text:style-name="T11">→</text:span><text:span text:style-name="T12"> </text:span><text:span text:style-name="T11">If we use the express.</text:span><text:span text:style-name="T12">raw</text:span><text:span text:style-name="T11">() </text:span><text:span text:style-name="T14">method</text:span><text:span text:style-name="T11">, </text:span><text:span text:style-name="T12">we can get the request bo</text:span><text:span text:style-name="T13">d</text:span><text:span text:style-name="T12">y as a buffer. Content-Type is </text:span><text:span text:style-name="T17">application/octet-stream.</text:span></text:p>
          <text:p text:style-name="P22"><text:span text:style-name="T58">→</text:span><text:span text:style-name="T59"> If</text:span><text:span text:style-name="T58"> </text:span><text:span text:style-name="T59">we</text:span><text:span text:style-name="T58"> use the express.</text:span><text:span text:style-name="T59">text</text:span><text:span text:style-name="T58">() </text:span><text:span text:style-name="T61">method</text:span><text:span text:style-name="T58">, </text:span><text:span text:style-name="T60">we can get the request bo</text:span><text:span text:style-name="T59">d</text:span><text:span text:style-name="T60">y as a </text:span><text:span text:style-name="T59">plain text.</text:span></text:p>
          <text:p text:style-name="P11"><text:span text:style-name="T18">→</text:span><text:span text:style-name="T19"> </text:span><text:span text:style-name="T16">If we use the express.</text:span><text:span text:style-name="T19">urlencoded</text:span><text:span text:style-name="T16">() </text:span><text:span text:style-name="T24">method</text:span><text:span text:style-name="T16">, </text:span><text:span text:style-name="T19">we can send the value like a html form.</text:span></text:p>
          <text:p text:style-name="P11"><text:soft-page-break/><text:span text:style-name="T19">→</text:span><text:span text:style-name="T20"> </text:span><text:span text:style-name="T16">If we use the express.</text:span><text:span text:style-name="T20">static</text:span><text:span text:style-name="T16">() </text:span><text:span text:style-name="T24">method</text:span><text:span text:style-name="T16">, </text:span><text:span text:style-name="T20">we can access the static assests like image file or text file. </text:span></text:p>
          <text:p text:style-name="P11"><text:span text:style-name="T20">→</text:span><text:span text:style-name="T21"> </text:span><text:span text:style-name="T16">If we use the express.</text:span><text:span text:style-name="T21">Router</text:span><text:span text:style-name="T16">() </text:span><text:span text:style-name="T24">method</text:span><text:span text:style-name="T16">, </text:span><text:span text:style-name="T21">it returns a router object. It is by default case insensitive but can be made case sensitive.</text:span></text:p>
        </text:list-item>
      </text:list>
      <text:p text:style-name="P4"/>
      <text:list xml:id="list2159490164" text:style-name="L3">
        <text:list-item>
          <text:p text:style-name="P12"><text:span text:style-name="T22">application</text:span><text:span text:style-name="T23"> Object</text:span></text:p>
          <text:p text:style-name="P12"><text:span text:style-name="T23">→</text:span><text:span text:style-name="T22"> apps.locals </text:span><text:span text:style-name="T24">properties</text:span><text:span text:style-name="T22"> is used to create local variables throughout the application, a created one can be accessed from anywhere of the application.</text:span></text:p>
        </text:list-item>
      </text:list>
      <text:list xml:id="list203028884731730" text:continue-list="list203028462444019" text:style-name="L1">
        <text:list-header>
          <text:p text:style-name="P13"><text:span text:style-name="T1">→</text:span><text:span text:style-name="T2"> </text:span><text:span text:style-name="T22">apps.</text:span><text:span text:style-name="T24">mountpath</text:span><text:span text:style-name="T22"> </text:span><text:span text:style-name="T24">properties</text:span><text:span text:style-name="T22"> </text:span><text:span text:style-name="T24">contain one or more path pattern where a subpath was mounted</text:span><text:span text:style-name="T22">.</text:span></text:p>
          <text:p text:style-name="P13"><text:span text:style-name="T22">→</text:span><text:span text:style-name="T25"> </text:span><text:span text:style-name="T26">mount event is fired on a sub app, when it is mounted on a parent app.</text:span></text:p>
          <text:p text:style-name="P13"><text:span text:style-name="T26">→</text:span><text:span text:style-name="T27"> app.all() method is used if a route is used for all of the http methods.</text:span></text:p>
          <text:p text:style-name="P13"><text:span text:style-name="T27">→</text:span><text:span text:style-name="T28"> app.disable()/</text:span><text:span text:style-name="T29">app.enable()</text:span><text:span text:style-name="T28"> method is used to disable/</text:span><text:span text:style-name="T29">enable</text:span><text:span text:style-name="T28"> any settings of express.</text:span></text:p>
          <text:p text:style-name="P23">e.g: ‘case sensitive routing’</text:p>
          <text:p text:style-name="P14"><text:span text:style-name="T27">→</text:span><text:span text:style-name="T28"> app.disable</text:span><text:span text:style-name="T29">d</text:span><text:span text:style-name="T28">()/</text:span><text:span text:style-name="T29">app.enabled()</text:span><text:span text:style-name="T28"> method i</text:span><text:span text:style-name="T29">returns true/false on the basis of a settings is disable/enabled.</text:span></text:p>
          <text:p text:style-name="P26"><text:span text:style-name="T15">→</text:span><text:span text:style-name="T30"> app.get(name) method is used get any saved info., app.set(‘name’, property) is used to save that info. It’s quite similar like local variables.</text:span></text:p>
          <text:p text:style-name="P26"><text:span text:style-name="T30">→</text:span><text:span text:style-name="T31"> app.get(path, callback) methods is used to get info. of a </text:span><text:span text:style-name="T32">specified </text:span><text:span text:style-name="T31">path.</text:span></text:p>
          <text:p text:style-name="P26"><text:span text:style-name="T31">→</text:span><text:span text:style-name="T33"> app.listen() method is used to listen the server on any port.</text:span></text:p>
          <text:p text:style-name="P14"><text:span text:style-name="T33">→</text:span><text:span text:style-name="T34">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4">tual request. </text:span></text:p>
          <text:p text:style-name="P24"><text:soft-page-break/>→<text:span text:style-name="T63"> app.path() method is used to get the canonical path.</text:span></text:p>
          <text:p text:style-name="P25">→<text:span text:style-name="T64"> app.route() method is used to perform different http methods on an identical path.</text:span></text:p>
          <text:p text:style-name="P25">→<text:span text:style-name="T65"> app.engine() is used for rendering html.</text:span></text:p>
          <text:p text:style-name="P25"/>
        </text:list-header>
        <text:list-item>
          <text:p text:style-name="P15"><text:span text:style-name="T35">Request</text:span><text:span text:style-name="T23"> Object</text:span></text:p>
          <text:p text:style-name="P15"><text:span text:style-name="T23">→</text:span><text:span text:style-name="T35"> represents the HTTP request.</text:span></text:p>
          <text:p text:style-name="P15"><text:span text:style-name="T35">→ Known as req</text:span></text:p>
        </text:list-item>
      </text:list>
      <text:p text:style-name="P21"><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pan text:style-name="T35"><text:s text:c="8"/></text:span></text:p>
      <text:p text:style-name="P21"><text:span text:style-name="T35"><text:tab/></text:span><text:span text:style-name="T53">Properties:</text:span></text:p>
      <text:list xml:id="list203030177796286" text:continue-numbering="true" text:style-name="L1">
        <text:list-header>
          <text:p text:style-name="P15"><text:span text:style-name="T35">→ </text:span><text:span text:style-name="T36">req.base</text:span><text:span text:style-name="T37">U</text:span><text:span text:style-name="T36">rl </text:span><text:span text:style-name="T37">provides the route on which the sub app is mounted.</text:span></text:p>
          <text:p text:style-name="P15"><text:span text:style-name="T37">→</text:span><text:span text:style-name="T38"> If req.url is used and if we go to any sub app the url’s last part is only displayed. So, req.originalUrl is used.</text:span></text:p>
          <text:p text:style-name="P15"><text:span text:style-name="T38">→ </text:span><text:span text:style-name="T39">req.path returns the path, it returns the path only in the case of a sub app excluding the sub app url.</text:span></text:p>
          <text:p text:style-name="P15"><text:span text:style-name="T39">→</text:span><text:span text:style-name="T40"> req.ip returns the IP adress.</text:span></text:p>
          <text:p text:style-name="P15"><text:span text:style-name="T40">→ req.hostname returns the name of the host.</text:span></text:p>
          <text:p text:style-name="P15"><text:span text:style-name="T40">→</text:span><text:span text:style-name="T41"> req.method returns the HTTP method.</text:span></text:p>
          <text:p text:style-name="P16"><text:span text:style-name="T40">→</text:span><text:span text:style-name="T41"> req.</text:span><text:span text:style-name="T42">params</text:span><text:span text:style-name="T41"> returns the </text:span><text:span text:style-name="T42">js object of params</text:span><text:span text:style-name="T41">.</text:span></text:p>
          <text:p text:style-name="P17"><text:span text:style-name="T40">→</text:span><text:span text:style-name="T41"> req.</text:span><text:span text:style-name="T45">query</text:span><text:span text:style-name="T41"> returns the </text:span><text:span text:style-name="T42">js object of </text:span><text:span text:style-name="T43">query object</text:span><text:span text:style-name="T41">.</text:span></text:p>
          <text:p text:style-name="P18"><text:span text:style-name="T41">→</text:span><text:span text:style-name="T44"> </text:span><text:span text:style-name="T41">req.</text:span><text:span text:style-name="T44">body</text:span><text:span text:style-name="T41"> returns the </text:span><text:span text:style-name="T44">request object</text:span><text:span text:style-name="T41">.</text:span></text:p>
          <text:p text:style-name="P19"><text:span text:style-name="T41">→</text:span><text:span text:style-name="T44"> </text:span><text:span text:style-name="T41">req.</text:span><text:span text:style-name="T44">body</text:span><text:span text:style-name="T41"> returns </text:span><text:span text:style-name="T46">cookies</text:span><text:span text:style-name="T41">. </text:span><text:span text:style-name="T47">A </text:span><text:span text:style-name="T48">cookie </text:span><text:span text:style-name="T47">parser is needed to be in</text:span><text:span text:style-name="T49">st</text:span><text:span text:style-name="T47">alled.</text:span></text:p>
          <text:p text:style-name="P19"><text:span text:style-name="T47">→</text:span><text:span text:style-name="T50"> req.secure returns true if the request is an https request, else returns false.</text:span></text:p>
          <text:p text:style-name="P19"><text:span text:style-name="T50">→</text:span><text:span text:style-name="T51"> req.app allows to access the app object throughout the project.</text:span></text:p>
          <text:p text:style-name="P19"><text:span text:style-name="T51">→</text:span><text:span text:style-name="T52"> req.route provides info. About a route.</text:span></text:p>
          <text:p text:style-name="P20"><text:soft-page-break/><text:span text:style-name="T54">Methods</text:span><text:span text:style-name="T53">:</text:span></text:p>
          <text:p text:style-name="P27"><text:span text:style-name="T55">→</text:span><text:span text:style-name="T56"> req.accepts() takes the value of the accepted request type and returns true if it matches with the one sent from client or else false.</text:span></text:p>
          <text:p text:style-name="P27"><text:span text:style-name="T56">→</text:span><text:span text:style-name="T57"> req.get() returns the accepts, content-type or any specified http request header field.</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14T20:30:27.952093997</dc:date>
    <meta:editing-duration>PT4H6M57S</meta:editing-duration>
    <meta:editing-cycles>44</meta:editing-cycles>
    <meta:generator>LibreOffice/6.4.7.2$Linux_X86_64 LibreOffice_project/40$Build-2</meta:generator>
    <meta:document-statistic meta:table-count="0" meta:image-count="3" meta:object-count="0" meta:page-count="4" meta:paragraph-count="50" meta:word-count="647" meta:character-count="3566" meta:non-whitespace-character-count="2994"/>
  </office:meta>
</office:document-meta>
</file>